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61in"/>
    </style:style>
    <style:style style:name="co2" style:family="table-column">
      <style:table-column-properties fo:break-before="auto" style:column-width="7.178in"/>
    </style:style>
    <style:style style:name="co3" style:family="table-column">
      <style:table-column-properties fo:break-before="auto" style:column-width="5.3272in"/>
    </style:style>
    <style:style style:name="co4" style:family="table-column">
      <style:table-column-properties fo:break-before="auto" style:column-width="4.9283in"/>
    </style:style>
    <style:style style:name="co5" style:family="table-column">
      <style:table-column-properties fo:break-before="auto" style:column-width="4.47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1">
          <table:table-cell office:value-type="string">
            <text:p>connect() (ConnectEvent)</text:p>
          </table:table-cell>
          <table:table-cell/>
          <table:table-cell office:value-type="string">
            <text:p>Send SYN [SendPacket]; move to SynSent</text:p>
          </table:table-cell>
          <table:table-cell table:number-columns-repeated="2"/>
        </table:table-row>
        <table:table-row table:style-name="ro1">
          <table:table-cell office:value-type="string">
            <text:p>send() (SendEvent)</text:p>
          </table:table-cell>
          <table:table-cell office:value-type="string">
            <text:p>if connected &amp;&amp; room in send buffer {put in send buffer; dispatch [NotEmpty] event; send ResponseEvent} else save SendEvent</text:p>
          </table:table-cell>
          <table:table-cell table:number-columns-repeated="3"/>
        </table:table-row>
        <table:table-row table:style-name="ro1">
          <table:table-cell office:value-type="string">
            <text:p>NotFull</text:p>
          </table:table-cell>
          <table:table-cell office:value-type="string">
            <text:p>if room in send buffer &amp;&amp; saved SendEvent: {put in send buffer; dispatch [NotEmpty] event; send ResponseEvent}</text:p>
          </table:table-cell>
          <table:table-cell table:number-columns-repeated="3"/>
        </table:table-row>
        <table:table-row table:style-name="ro1">
          <table:table-cell office:value-type="string">
            <text:p>NotEmpty</text:p>
          </table:table-cell>
          <table:table-cell table:number-columns-repeated="3"/>
          <table:table-cell office:value-type="string">
            <text:p>If #outstanding packets != 0: {[SendPacket]; [NotFull]}</text:p>
          </table:table-cell>
        </table:table-row>
        <table:table-row table:style-name="ro1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Set Timer; Cache Packet; if not nackedAck: outstanding += 1</text:p>
          </table:table-cell>
          <table:table-cell/>
        </table:table-row>
        <table:table-row table:style-name="ro1">
          <table:table-cell office:value-type="string">
            <text:p>TimerFired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[ResendPacket]; ResetTimer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table:number-columns-repeated="4"/>
        </table:table-row>
        <table:table-row table:style-name="ro1">
          <table:table-cell office:value-type="string">
            <text:p>NetworkReceivePacket</text:p>
          </table:table-cell>
          <table:table-cell/>
          <table:table-cell office:value-type="string">
            <text:p>if SynAck: move to Established; send Ack [SendPacket], dispatch ResponseEvent</text:p>
          </table:table-cell>
          <table:table-cell office:value-type="string">
            <text:p>if Ack: CancelTimer; Remove Cached Packet; update seq#; #outstanding -= 1</text:p>
          </table:table-cell>
          <table:table-cell office:value-type="string">
            <text:p>if outstanding == 0: send; [NotFull]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0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0:30:04</dc:date>
    <dc:creator>Randy Buck</dc:creator>
    <meta:editing-duration>PT00H59M47S</meta:editing-duration>
    <meta:editing-cycles>13</meta:editing-cycles>
    <meta:generator>OpenOffice.org/3.2$Unix OpenOffice.org_project/320m12$Build-9483</meta:generator>
    <meta:document-statistic meta:table-count="3" meta:cell-count="24" meta:object-count="0"/>
  </office:meta>
</office:document-meta>
</file>